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officeooo:paragraph-rsid="0026cdb1" style:font-size-asian="8pt" style:font-size-complex="8pt"/>
    </style:style>
    <style:style style:name="P6" style:family="paragraph" style:parent-style-name="Standard">
      <style:text-properties style:font-name="Courier New" fo:font-size="8pt" fo:language="en" fo:country="US" officeooo:rsid="00103f3b" officeooo:paragraph-rsid="0012da0d" style:font-size-asian="8pt" style:font-size-complex="8pt"/>
    </style:style>
    <style:style style:name="P7" style:family="paragraph" style:parent-style-name="Standard">
      <style:text-properties style:font-name="Courier New" fo:font-size="8pt" fo:language="en" fo:country="US" officeooo:rsid="00103f3b" officeooo:paragraph-rsid="00194ba6" style:font-size-asian="8pt" style:font-size-complex="8pt"/>
    </style:style>
    <style:style style:name="P8" style:family="paragraph" style:parent-style-name="Standard">
      <style:text-properties style:font-name="Courier New" fo:font-size="8pt" fo:language="en" fo:country="US" officeooo:rsid="00103f3b" officeooo:paragraph-rsid="002489d9" style:font-size-asian="8pt" style:font-size-complex="8pt"/>
    </style:style>
    <style:style style:name="P9" style:family="paragraph" style:parent-style-name="Standard">
      <style:text-properties style:font-name="Courier New" officeooo:paragraph-rsid="00073dff"/>
    </style:style>
    <style:style style:name="P10" style:family="paragraph" style:parent-style-name="Standard">
      <style:text-properties style:font-name="Courier New" officeooo:paragraph-rsid="00277c5e"/>
    </style:style>
    <style:style style:name="P11" style:family="paragraph" style:parent-style-name="Standard">
      <style:text-properties officeooo:paragraph-rsid="00010eb5"/>
    </style:style>
    <style:style style:name="P12" style:family="paragraph" style:parent-style-name="Standard">
      <style:text-properties officeooo:paragraph-rsid="0003cd16"/>
    </style:style>
    <style:style style:name="P13" style:family="paragraph" style:parent-style-name="Standard">
      <style:text-properties fo:font-size="14pt" fo:font-weight="bold" officeooo:paragraph-rsid="0003cd16" style:font-size-asian="14pt" style:font-weight-asian="bold" style:font-size-complex="14pt" style:font-weight-complex="bold"/>
    </style:style>
    <style:style style:name="P14"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6" style:family="paragraph" style:parent-style-name="Standard">
      <style:text-properties officeooo:paragraph-rsid="00073dff"/>
    </style:style>
    <style:style style:name="P17" style:family="paragraph" style:parent-style-name="Standard">
      <style:text-properties fo:language="en" fo:country="US" officeooo:rsid="00073dff" officeooo:paragraph-rsid="00073dff"/>
    </style:style>
    <style:style style:name="P18" style:family="paragraph" style:parent-style-name="Standard">
      <style:text-properties fo:language="en" fo:country="US" fo:font-weight="bold" officeooo:rsid="00010eb5" officeooo:paragraph-rsid="00010eb5" style:font-weight-asian="bold" style:font-weight-complex="bold"/>
    </style:style>
    <style:style style:name="P19" style:family="paragraph" style:parent-style-name="Standard">
      <style:text-properties fo:language="en" fo:country="US" fo:font-style="italic" officeooo:rsid="0010e56c" officeooo:paragraph-rsid="0010e56c" style:font-style-asian="italic" style:font-style-complex="italic"/>
    </style:style>
    <style:style style:name="P20" style:family="paragraph" style:parent-style-name="Standard">
      <style:text-properties fo:language="en" fo:country="US" officeooo:rsid="002c7db6" officeooo:paragraph-rsid="00073dff"/>
    </style:style>
    <style:style style:name="P21" style:family="paragraph" style:parent-style-name="Standard">
      <style:text-properties fo:font-weight="bold" officeooo:paragraph-rsid="00010eb5" style:font-weight-asian="bold" style:font-weight-complex="bold"/>
    </style:style>
    <style:style style:name="P22" style:family="paragraph" style:parent-style-name="Standard">
      <style:text-properties fo:font-weight="normal" officeooo:paragraph-rsid="0010e56c" style:font-weight-asian="normal" style:font-weight-complex="normal"/>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5"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26"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7"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28"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29"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30"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31" style:family="paragraph" style:parent-style-name="Standard">
      <style:paragraph-properties fo:margin-left="1.251cm" fo:margin-right="0cm" fo:text-indent="0cm" style:auto-text-indent="false"/>
      <style:text-properties fo:font-weight="bold" style:font-weight-asian="bold" style:font-weight-complex="bold"/>
    </style:style>
    <style:style style:name="P32"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33"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34"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5"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6"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37"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38"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39"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40" style:family="paragraph" style:parent-style-name="Standard">
      <style:paragraph-properties fo:margin-left="1.251cm" fo:margin-right="0cm" fo:text-indent="0cm" style:auto-text-indent="false"/>
      <style:text-properties style:font-name="Liberation Serif" fo:font-size="12pt" fo:language="en" fo:country="US" fo:font-weight="bold" officeooo:rsid="0010e56c" officeooo:paragraph-rsid="0035618c" style:font-size-asian="12pt" style:font-weight-asian="bold" style:font-size-complex="12pt" style:font-weight-complex="bold"/>
    </style:style>
    <style:style style:name="P41"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42" style:family="paragraph" style:parent-style-name="Standard">
      <style:paragraph-properties fo:margin-left="1.251cm" fo:margin-right="0cm" fo:text-indent="0cm" style:auto-text-indent="false"/>
      <style:text-properties style:font-name="Liberation Serif" fo:font-size="12pt" fo:language="en" fo:country="US" officeooo:rsid="0031b06f" officeooo:paragraph-rsid="0031b06f" style:font-size-asian="12pt" style:font-size-complex="12pt"/>
    </style:style>
    <style:style style:name="P43" style:family="paragraph" style:parent-style-name="Standard">
      <style:paragraph-properties fo:margin-left="1.251cm" fo:margin-right="0cm" fo:text-indent="0cm" style:auto-text-indent="false"/>
      <style:text-properties style:font-name="Liberation Serif" fo:font-size="12pt" fo:language="en" fo:country="US" fo:font-weight="normal" officeooo:rsid="0010e56c" officeooo:paragraph-rsid="00172416" style:font-size-asian="12pt" style:font-weight-asian="normal" style:font-size-complex="12pt" style:font-weight-complex="normal"/>
    </style:style>
    <style:style style:name="P44"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45" style:family="paragraph" style:parent-style-name="Standard">
      <style:paragraph-properties fo:margin-left="1.25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46" style:family="paragraph" style:parent-style-name="Standard">
      <style:paragraph-properties fo:margin-left="1.251cm" fo:margin-right="0cm" fo:text-indent="0cm" style:auto-text-indent="false"/>
      <style:text-properties officeooo:paragraph-rsid="000eb7b0"/>
    </style:style>
    <style:style style:name="P47"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48" style:family="paragraph" style:parent-style-name="Standard">
      <style:paragraph-properties fo:margin-left="2.501cm" fo:margin-right="0cm" fo:text-indent="0cm" style:auto-text-indent="false"/>
    </style:style>
    <style:style style:name="P49" style:family="paragraph" style:parent-style-name="Standard">
      <style:paragraph-properties fo:margin-left="2.501cm" fo:margin-right="0cm" fo:text-indent="0cm" style:auto-text-indent="false"/>
      <style:text-properties officeooo:paragraph-rsid="00010eb5"/>
    </style:style>
    <style:style style:name="P50" style:family="paragraph" style:parent-style-name="Standard">
      <style:paragraph-properties fo:margin-left="2.501cm" fo:margin-right="0cm" fo:text-indent="0cm" style:auto-text-indent="false"/>
      <style:text-properties officeooo:paragraph-rsid="0003cd16"/>
    </style:style>
    <style:style style:name="P51"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52" style:family="paragraph" style:parent-style-name="Standard">
      <style:paragraph-properties fo:margin-left="2.501cm" fo:margin-right="0cm" fo:text-indent="0cm" style:auto-text-indent="false"/>
      <style:text-properties fo:font-weight="normal" officeooo:rsid="0035618c" officeooo:paragraph-rsid="0035618c" style:font-weight-asian="normal" style:font-weight-complex="normal"/>
    </style:style>
    <style:style style:name="P53" style:family="paragraph" style:parent-style-name="Standard">
      <style:paragraph-properties fo:margin-left="2.501cm" fo:margin-right="0cm" fo:text-indent="0cm" style:auto-text-indent="false"/>
      <style:text-properties officeooo:paragraph-rsid="0010e56c"/>
    </style:style>
    <style:style style:name="P54" style:family="paragraph" style:parent-style-name="Standard">
      <style:paragraph-properties fo:margin-left="2.501cm" fo:margin-right="0cm" fo:text-indent="0cm" style:auto-text-indent="false"/>
      <style:text-properties fo:font-style="italic" style:font-style-asian="italic" style:font-style-complex="italic"/>
    </style:style>
    <style:style style:name="P55" style:family="paragraph" style:parent-style-name="Standard">
      <style:paragraph-properties fo:margin-left="2.501cm" fo:margin-right="0cm" fo:text-indent="0cm" style:auto-text-indent="false"/>
      <style:text-properties officeooo:paragraph-rsid="0011d652"/>
    </style:style>
    <style:style style:name="P56"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57"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4cb9b" style:font-size-asian="12pt" style:font-weight-asian="normal" style:font-size-complex="12pt" style:font-weight-complex="normal"/>
    </style:style>
    <style:style style:name="P58"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561d5" style:font-size-asian="12pt" style:font-weight-asian="normal" style:font-size-complex="12pt" style:font-weight-complex="normal"/>
    </style:style>
    <style:style style:name="P59"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60"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61"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35618c" officeooo:paragraph-rsid="0035618c"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2.501cm" fo:margin-right="0cm" fo:text-indent="0cm" style:auto-text-indent="false"/>
      <style:text-properties style:font-name="Liberation Serif" fo:font-size="12pt" fo:font-weight="normal" officeooo:paragraph-rsid="00172416" style:font-size-asian="12pt" style:font-weight-asian="normal" style:font-size-complex="12pt" style:font-weight-complex="normal"/>
    </style:style>
    <style:style style:name="P64" style:family="paragraph" style:parent-style-name="Standard">
      <style:paragraph-properties fo:margin-left="2.501cm" fo:margin-right="0cm" fo:text-indent="0cm" style:auto-text-indent="false"/>
      <style:text-properties officeooo:paragraph-rsid="00168814"/>
    </style:style>
    <style:style style:name="P65" style:family="paragraph" style:parent-style-name="Standard">
      <style:paragraph-properties fo:margin-left="2.501cm" fo:margin-right="0cm" fo:text-indent="0cm" style:auto-text-indent="false"/>
      <style:text-properties fo:font-weight="bold" style:font-weight-asian="bold" style:font-weight-complex="bold"/>
    </style:style>
    <style:style style:name="P66"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67"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68"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69"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70"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71" style:family="paragraph" style:parent-style-name="Standard">
      <style:paragraph-properties fo:margin-left="0cm" fo:margin-right="0cm" fo:text-indent="0cm" style:auto-text-indent="false"/>
    </style:style>
    <style:style style:name="P72" style:family="paragraph" style:parent-style-name="Standard">
      <style:paragraph-properties fo:margin-left="1.251cm" fo:margin-right="0cm" fo:text-indent="0cm" style:auto-text-indent="false"/>
      <style:text-properties fo:language="en" fo:country="US" fo:font-weight="bold" officeooo:rsid="0003cd16" style:font-weight-asian="bold" style:font-weight-complex="bold"/>
    </style:style>
    <style:style style:name="P73"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74"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381cdf" style:font-size-asian="12pt" style:font-style-asian="italic" style:font-weight-asian="normal" style:font-size-complex="12pt" style:font-style-complex="italic" style:font-weight-complex="normal"/>
    </style:style>
    <style:style style:name="P75" style:family="paragraph" style:parent-style-name="Standard">
      <style:paragraph-properties fo:margin-left="1.251cm" fo:margin-right="0cm" fo:text-indent="0cm" style:auto-text-indent="false"/>
      <style:text-properties fo:font-weight="bold" officeooo:paragraph-rsid="00381cdf" style:font-weight-asian="bold" style:font-weight-complex="bold"/>
    </style:style>
    <style:style style:name="P76" style:family="paragraph" style:parent-style-name="Standard">
      <style:paragraph-properties fo:margin-left="2.501cm" fo:margin-right="0cm" fo:text-indent="0cm" style:auto-text-indent="false"/>
      <style:text-properties fo:language="en" fo:country="US" fo:font-weight="normal" officeooo:rsid="0003cd16" style:font-weight-asian="normal" style:font-weight-complex="normal"/>
    </style:style>
    <style:style style:name="P77" style:family="paragraph" style:parent-style-name="Standard">
      <style:paragraph-properties fo:margin-left="2.501cm" fo:margin-right="0cm" fo:text-indent="0cm" style:auto-text-indent="false"/>
      <style:text-properties fo:font-weight="normal" officeooo:paragraph-rsid="00381cdf" style:font-weight-asian="normal" style:font-weight-complex="normal"/>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italic" style:font-size-asian="10pt" style:font-style-asian="italic" style:font-size-complex="10pt" style:font-style-complex="italic"/>
    </style:style>
    <style:style style:name="T4" style:family="text">
      <style:text-properties style:font-name="Courier New" officeooo:rsid="0031b06f"/>
    </style:style>
    <style:style style:name="T5" style:family="text">
      <style:text-properties fo:language="en" fo:country="US"/>
    </style:style>
    <style:style style:name="T6" style:family="text">
      <style:text-properties fo:language="en" fo:country="US" officeooo:rsid="00010eb5"/>
    </style:style>
    <style:style style:name="T7" style:family="text">
      <style:text-properties fo:language="en" fo:country="US" fo:font-style="italic" style:text-underline-style="solid" style:text-underline-width="auto" style:text-underline-color="font-color" officeooo:rsid="00010eb5" style:font-style-asian="italic" style:font-style-complex="italic"/>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010e56c" style:font-style-asian="italic" style:font-style-complex="italic"/>
    </style:style>
    <style:style style:name="T10" style:family="text">
      <style:text-properties fo:language="en" fo:country="US" fo:font-style="italic" officeooo:rsid="0003cd16" style:font-style-asian="italic" style:font-style-complex="italic"/>
    </style:style>
    <style:style style:name="T11" style:family="text">
      <style:text-properties fo:language="en" fo:country="US" fo:font-weight="bold" officeooo:rsid="0003cd16" style:font-weight-asian="bold" style:font-weight-complex="bold"/>
    </style:style>
    <style:style style:name="T12" style:family="text">
      <style:text-properties fo:language="en" fo:country="US" fo:font-weight="bold" officeooo:rsid="000d205a" style:font-weight-asian="bold" style:font-weight-complex="bold"/>
    </style:style>
    <style:style style:name="T13" style:family="text">
      <style:text-properties fo:language="en" fo:country="US" fo:font-weight="bold" officeooo:rsid="00172416" style:font-weight-asian="bold" style:font-weight-complex="bold"/>
    </style:style>
    <style:style style:name="T14" style:family="text">
      <style:text-properties fo:language="en" fo:country="US" officeooo:rsid="0003cd16"/>
    </style:style>
    <style:style style:name="T15" style:family="text">
      <style:text-properties fo:language="en" fo:country="US" officeooo:rsid="00073dff"/>
    </style:style>
    <style:style style:name="T16" style:family="text">
      <style:text-properties fo:language="en" fo:country="US" officeooo:rsid="000d0450"/>
    </style:style>
    <style:style style:name="T17" style:family="text">
      <style:text-properties fo:language="en" fo:country="US" officeooo:rsid="000d205a"/>
    </style:style>
    <style:style style:name="T18" style:family="text">
      <style:text-properties fo:language="en" fo:country="US" officeooo:rsid="0010e56c"/>
    </style:style>
    <style:style style:name="T19" style:family="text">
      <style:text-properties fo:language="en" fo:country="US" fo:font-style="normal" officeooo:rsid="0010e56c" style:font-style-asian="normal" style:font-style-complex="normal"/>
    </style:style>
    <style:style style:name="T20" style:family="text">
      <style:text-properties fo:language="en" fo:country="US" fo:font-style="normal" officeooo:rsid="0011d652" style:font-style-asian="normal" style:font-style-complex="normal"/>
    </style:style>
    <style:style style:name="T21" style:family="text">
      <style:text-properties fo:language="en" fo:country="US" fo:font-style="normal" officeooo:rsid="00381cdf" style:font-style-asian="normal" style:font-style-complex="normal"/>
    </style:style>
    <style:style style:name="T22" style:family="text">
      <style:text-properties fo:language="en" fo:country="US" officeooo:rsid="0011d652"/>
    </style:style>
    <style:style style:name="T23" style:family="text">
      <style:text-properties fo:language="en" fo:country="US" officeooo:rsid="00168814"/>
    </style:style>
    <style:style style:name="T24" style:family="text">
      <style:text-properties fo:language="en" fo:country="US" officeooo:rsid="00200d5c"/>
    </style:style>
    <style:style style:name="T25" style:family="text">
      <style:text-properties fo:language="en" fo:country="US" officeooo:rsid="00217994"/>
    </style:style>
    <style:style style:name="T26" style:family="text">
      <style:text-properties fo:language="en" fo:country="US" officeooo:rsid="00225583"/>
    </style:style>
    <style:style style:name="T27" style:family="text">
      <style:text-properties fo:language="en" fo:country="US" officeooo:rsid="00242d13"/>
    </style:style>
    <style:style style:name="T28" style:family="text">
      <style:text-properties fo:language="en" fo:country="US" officeooo:rsid="002a9d93"/>
    </style:style>
    <style:style style:name="T29" style:family="text">
      <style:text-properties fo:language="en" fo:country="US" officeooo:rsid="0034f893"/>
    </style:style>
    <style:style style:name="T30" style:family="text">
      <style:text-properties fo:language="en" fo:country="US" officeooo:rsid="00365541"/>
    </style:style>
    <style:style style:name="T31" style:family="text">
      <style:text-properties fo:language="en" fo:country="US" officeooo:rsid="00381cdf"/>
    </style:style>
    <style:style style:name="T32" style:family="text">
      <style:text-properties fo:font-style="italic" style:font-style-asian="italic" style:font-style-complex="italic"/>
    </style:style>
    <style:style style:name="T33" style:family="text">
      <style:text-properties fo:font-style="italic" officeooo:rsid="0010e56c" style:font-style-asian="italic" style:font-style-complex="italic"/>
    </style:style>
    <style:style style:name="T34" style:family="text">
      <style:text-properties fo:font-style="italic" officeooo:rsid="0011d652" style:font-style-asian="italic" style:font-style-complex="italic"/>
    </style:style>
    <style:style style:name="T35" style:family="text">
      <style:text-properties fo:font-style="italic" officeooo:rsid="00010eb5"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style:text-underline-style="solid" style:text-underline-width="auto" style:text-underline-color="font-color" officeooo:rsid="00200d5c" style:font-style-asian="italic" style:font-style-complex="italic"/>
    </style:style>
    <style:style style:name="T38" style:family="text">
      <style:text-properties fo:font-style="italic" style:text-underline-style="solid" style:text-underline-width="auto" style:text-underline-color="font-color" officeooo:rsid="002f33a8" style:font-style-asian="italic" style:font-style-complex="italic"/>
    </style:style>
    <style:style style:name="T39" style:family="text">
      <style:text-properties fo:font-style="italic" style:text-underline-style="solid" style:text-underline-width="auto" style:text-underline-color="font-color" officeooo:rsid="00103f3b" style:font-style-asian="italic" style:font-style-complex="italic"/>
    </style:style>
    <style:style style:name="T40" style:family="text">
      <style:text-properties fo:font-style="italic" style:text-underline-style="solid" style:text-underline-width="auto" style:text-underline-color="font-color" officeooo:rsid="00217994" style:font-style-asian="italic" style:font-style-complex="italic"/>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officeooo:rsid="0010e56c"/>
    </style:style>
    <style:style style:name="T44" style:family="text">
      <style:text-properties fo:font-style="normal" officeooo:rsid="0011d652" style:font-style-asian="normal" style:font-style-complex="normal"/>
    </style:style>
    <style:style style:name="T45" style:family="text">
      <style:text-properties fo:font-style="normal" officeooo:rsid="00225583" style:font-style-asian="normal" style:font-style-complex="normal"/>
    </style:style>
    <style:style style:name="T46" style:family="text">
      <style:text-properties fo:font-style="normal" officeooo:rsid="0024cb9b" style:font-style-asian="normal" style:font-style-complex="normal"/>
    </style:style>
    <style:style style:name="T47" style:family="text">
      <style:text-properties officeooo:rsid="0014cee3"/>
    </style:style>
    <style:style style:name="T48" style:family="text">
      <style:text-properties officeooo:rsid="00168814"/>
    </style:style>
    <style:style style:name="T49"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50"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103f3b" style:font-size-asian="12pt" style:font-size-complex="12pt"/>
    </style:style>
    <style:style style:name="T54" style:family="text">
      <style:text-properties style:font-name="Liberation Serif" fo:font-size="12pt" officeooo:rsid="0031b06f" style:font-size-asian="12pt" style:font-size-complex="12pt"/>
    </style:style>
    <style:style style:name="T55" style:family="text">
      <style:text-properties officeooo:rsid="0022121a"/>
    </style:style>
    <style:style style:name="T56" style:family="text">
      <style:text-properties officeooo:rsid="00217994"/>
    </style:style>
    <style:style style:name="T57" style:family="text">
      <style:text-properties fo:font-size="10pt" officeooo:rsid="002561d5" style:font-size-asian="10pt" style:font-size-complex="10pt"/>
    </style:style>
    <style:style style:name="T58" style:family="text">
      <style:text-properties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59" style:family="text">
      <style:text-properties fo:font-size="10pt" fo:font-style="normal" officeooo:rsid="00200d5c" style:font-size-asian="10pt" style:font-style-asian="normal" style:font-size-complex="10pt" style:font-style-complex="normal"/>
    </style:style>
    <style:style style:name="T60" style:family="text">
      <style:text-properties fo:font-size="10pt" fo:font-style="normal" officeooo:rsid="002561d5" style:font-size-asian="10pt" style:font-style-asian="normal" style:font-size-complex="10pt" style:font-style-complex="normal"/>
    </style:style>
    <style:style style:name="T61" style:family="text">
      <style:text-properties officeooo:rsid="00293fa0"/>
    </style:style>
    <style:style style:name="T62" style:family="text">
      <style:text-properties fo:font-size="8pt" officeooo:rsid="002f33a8" style:font-size-asian="8pt" style:font-size-complex="8pt"/>
    </style:style>
    <style:style style:name="T63" style:family="text">
      <style:text-properties fo:font-size="8pt" officeooo:rsid="00103f3b" style:font-size-asian="8pt" style:font-size-complex="8pt"/>
    </style:style>
    <style:style style:name="T64" style:family="text">
      <style:text-properties officeooo:rsid="002f33a8"/>
    </style:style>
    <style:style style:name="T65" style:family="text">
      <style:text-properties style:text-position="super 58%" officeooo:rsid="002f33a8"/>
    </style:style>
    <style:style style:name="T66" style:family="text">
      <style:text-properties style:text-underline-style="solid" style:text-underline-width="auto" style:text-underline-color="font-color"/>
    </style:style>
    <style:style style:name="T67" style:family="text">
      <style:text-properties officeooo:rsid="0031b06f"/>
    </style:style>
    <style:style style:name="T68" style:family="text">
      <style:text-properties officeooo:rsid="003561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mplate data</text:p>
      <text:p text:style-name="P11">CSV file with delimiter as per config parameter "<text:span text:style-name="T32">CSVdelimiter</text:span>":</text:p>
      <text:p text:style-name="P71"/>
      <text:p text:style-name="P31">1st string: <text:span text:style-name="T42">label definition and size (always 1st)</text:span></text:p>
      <text:p text:style-name="P31">2nd string: <text:span text:style-name="T42">1st object definition and parameters</text:span></text:p>
      <text:p text:style-name="P31">3rd string: <text:span text:style-name="T42">2nd object definition and parameters</text:span></text:p>
      <text:p text:style-name="P23">...</text:p>
      <text:p text:style-name="P71"/>
      <text:p text:style-name="Standard">====template file <text:span text:style-name="T6">structure</text:span>====</text:p>
      <text:p text:style-name="P4"><text:s text:c="4"/>label; <text:span text:style-name="T25">[</text:span><text:span text:style-name="T24">backgroundColor</text:span><text:span text:style-name="T25">]</text:span><text:span text:style-name="T24">; </text:span><text:span text:style-name="T25">[</text:span><text:span text:style-name="T24">objectColor</text:span><text:span text:style-name="T25">]</text:span><text:span text:style-name="T24">; </text:span>width; height; <text:span text:style-name="T30">dpi;</text:span></text:p>
      <text:p text:style-name="P4"/>
      <text:p text:style-name="P5"><text:s text:c="5"/>text; <text:span text:style-name="T25">[</text:span><text:span text:style-name="T24">objectColor</text:span><text:span text:style-name="T25">]</text:span><text:span text:style-name="T24">; </text:span>posX; posY; [rotate]; <text:span text:style-name="T23">[</text:span>default_text<text:span text:style-name="T23">]</text:span>; fontName; fontSize; [fontStyle];</text:p>
      <text:p text:style-name="P4"/>
      <text:p text:style-name="P4"><text:s text:c="2"/>picture; <text:span text:style-name="T25">[</text:span><text:span text:style-name="T24">objectColor</text:span><text:span text:style-name="T25">]</text:span><text:span text:style-name="T24">; </text:span>posX; posY; [rotate]; <text:span text:style-name="T23">[</text:span>default_file<text:span text:style-name="T23">]</text:span>; [width]; [height]; [transparent];</text:p>
      <text:p text:style-name="P2"/>
      <text:p text:style-name="P4"><text:s text:c="2"/>barcode; <text:span text:style-name="T25">[</text:span><text:span text:style-name="T24">backgroundColor</text:span><text:span text:style-name="T25">]</text:span><text:span text:style-name="T24">; </text:span><text:span text:style-name="T25">[</text:span><text:span text:style-name="T24">objectColor</text:span><text:span text:style-name="T25">]</text:span><text:span text:style-name="T24">; </text:span>posX; posY; [rotate]; <text:span text:style-name="T23">[</text:span>default_data<text:span text:style-name="T23">]</text:span>; width; height; <text:s text:c="2"/><text:tab/><text:tab/>bcFormat; [transparent]; [additional_features];</text:p>
      <text:p text:style-name="P4"/>
      <text:p text:style-name="P8"><text:s text:c="5"/>line; <text:span text:style-name="T56">[objectColor]; </text:span>posX; posY; <text:s text:c="8"/>; <text:span text:style-name="T48">[</text:span>lineWidth<text:span text:style-name="T48">]</text:span>; <text:span text:style-name="T47">endX</text:span>; <text:s/><text:span text:style-name="T47">endY</text:span>;</text:p>
      <text:p text:style-name="P6"/>
      <text:p text:style-name="P8"><text:s text:c="5"/>line; <text:span text:style-name="T56">[objectColor]; </text:span>posX; posY; [rotate]; <text:span text:style-name="T48">[</text:span>lineWidth<text:span text:style-name="T48">]</text:span>; <text:span text:style-name="T55">lineLength</text:span>;</text:p>
      <text:p text:style-name="P7"/>
      <text:p text:style-name="P8">rectangle; <text:span text:style-name="T56">[objectColor]; </text:span>posX; posY; [rotate]; <text:span text:style-name="T48">[</text:span>lineWidth<text:span text:style-name="T48">]</text:span>; width; height; <text:s text:c="2"/><text:span text:style-name="T48">[</text:span>fill<text:span text:style-name="T48">]</text:span>;</text:p>
      <text:p text:style-name="P6"/>
      <text:p text:style-name="P8"><text:s text:c="2"/>ellipse; <text:span text:style-name="T56">[objectColor]; </text:span>posX; posY; [rotate]; <text:span text:style-name="T48">[</text:span>lineWidth<text:span text:style-name="T48">]</text:span>; width; height; <text:s text:c="2"/><text:span text:style-name="T48">[</text:span>fill<text:span text:style-name="T48">]</text:span>;</text:p>
      <text:p text:style-name="Standard">====end====</text:p>
      <text:p text:style-name="Standard"/>
      <text:p text:style-name="P18">Objects name allowed:</text:p>
      <text:p text:style-name="P47"><text:span text:style-name="T3">label</text:span><text:span text:style-name="T2"> – defines label size in [pix]</text:span></text:p>
      <text:p text:style-name="P70"><text:span text:style-name="T57">will be filled with </text:span><text:span text:style-name="T58">backgroundColor</text:span><text:span text:style-name="T59"> </text:span><text:span text:style-name="T60">and </text:span><text:span text:style-name="T58">objectColor</text:span><text:span text:style-name="T60"> will be used as default for all objects with no </text:span><text:span text:style-name="T58">objectColor</text:span><text:span text:style-name="T60"> defined.</text:span></text:p>
      <text:p text:style-name="P27"><text:span text:style-name="T32">text</text:span> – <text:span text:style-name="T43">draw</text:span> text string <text:span text:style-name="T43">(CR/LF not allowed)</text:span></text:p>
      <text:p text:style-name="P28"><text:tab/><text:span text:style-name="T36">fontName</text:span> <text:span text:style-name="T64">will be changed to 1</text:span><text:span text:style-name="T65">st</text:span><text:span text:style-name="T64"> available in the system list if not <text:tab/>recognized</text:span></text:p>
      <text:p text:style-name="P66"/>
      <text:p text:style-name="P27"><text:span text:style-name="T32">picture</text:span> – <text:span text:style-name="T43">draw</text:span> picture</text:p>
      <text:p text:style-name="P28"><text:tab/><text:span text:style-name="T37">objectColor</text:span> <text:span text:style-name="T64">can be replaced with transparent if </text:span><text:span text:style-name="T62">transparent</text:span><text:span text:style-name="T64"> option set <text:tab/>to “1”.</text:span></text:p>
      <text:p text:style-name="P28"><text:tab/><text:span text:style-name="T36">width</text:span> <text:span text:style-name="T64">and </text:span><text:span text:style-name="T38">height</text:span><text:span text:style-name="T64"> can be set to “0” to scale picture 100%.</text:span></text:p>
      <text:p text:style-name="P66"/>
      <text:p text:style-name="P26"><text:span text:style-name="T32">barcode</text:span> – <text:span text:style-name="T43">draw</text:span> 1D or 2D barcode</text:p>
      <text:p text:style-name="P67"><text:span text:style-name="T37">backgroundColor</text:span> <text:span text:style-name="T64">is ignored if </text:span><text:span text:style-name="T38">transparent</text:span><text:span text:style-name="T64"> option set to “1”.</text:span></text:p>
      <text:p text:style-name="P67"><text:span text:style-name="T66">additional_</text:span><text:span text:style-name="T36">features</text:span> <text:span text:style-name="T64">should be used with care as it overrides default barcode generation parameters.</text:span></text:p>
      <text:p text:style-name="P67"/>
      <text:p text:style-name="P29">line – draw line <text:span text:style-name="T61">(2 versions)</text:span></text:p>
      <text:p text:style-name="P68"><text:span text:style-name="T64">line will be generated from point to length and angle if</text:span><text:span text:style-name="T63"> </text:span><text:span text:style-name="T39">rotate</text:span> <text:span text:style-name="T64">option is not empty. Otherwise it needs starting(</text:span><text:span text:style-name="T39">posX</text:span><text:span text:style-name="T64">, </text:span><text:span text:style-name="T39">posY</text:span><text:span text:style-name="T64">) and ending (</text:span><text:span text:style-name="T38">endX</text:span><text:span text:style-name="T64">, </text:span><text:span text:style-name="T38">endY</text:span><text:span text:style-name="T64">) points.</text:span></text:p>
      <text:p text:style-name="P24">rectangle - <text:s/><text:span text:style-name="T43">draw </text:span>rectangle</text:p>
      <text:p text:style-name="P69">use <text:span text:style-name="T39">fill</text:span><text:span text:style-name="T53"> </text:span><text:span text:style-name="T1">to fill the internal of the element with </text:span><text:span text:style-name="T40">objectColor</text:span><text:span text:style-name="T52">.</text:span></text:p>
      <text:p text:style-name="P24">ellip<text:span text:style-name="T43">s</text:span>e - <text:s/><text:span text:style-name="T43">draw </text:span>ellip<text:span text:style-name="T43">s</text:span>e</text:p>
      <text:p text:style-name="P25"><text:tab/><text:span text:style-name="T67">use </text:span><text:span text:style-name="T39">fill</text:span><text:span text:style-name="T53"> </text:span><text:span text:style-name="T4">to fill the internal of the element with </text:span><text:span text:style-name="T40">objectColor</text:span><text:span text:style-name="T54">.</text:span></text:p>
      <text:p text:style-name="P42"/>
      <text:p text:style-name="P30">Only <text:span text:style-name="T35">text</text:span>, <text:span text:style-name="T35">picture</text:span>, <text:span text:style-name="T35">barcode</text:span> content can be substituted with data from labels <text:span text:style-name="T68">data</text:span> file. All others will remain constant as defined in the label.</text:p>
      <text:p text:style-name="P71"/>
      <text:p text:style-name="P21">Parameters:</text:p>
      <text:p text:style-name="P19">All measurement are in pixels!</text:p>
      <text:p text:style-name="P22">[] - <text:span text:style-name="T6">optional. C</text:span>an be <text:span text:style-name="T25">empty </text:span><text:span text:style-name="T28">or </text:span>set <text:span text:style-name="T25">to</text:span> "0" to use default value object content data will be taken from template "<text:span text:style-name="T32">default_</text:span>" field if label file has empty field for it.</text:p>
      <text:p text:style-name="P22"/>
      <text:p text:style-name="P44"><text:soft-page-break/><text:span text:style-name="T26">b</text:span><text:span text:style-name="T24">ackgroundColor:</text:span></text:p>
      <text:p text:style-name="P62">string</text:p>
      <text:p text:style-name="P62">Beige, Black, Blue, Brown, Cyan, Gold, Gray, Green, Magenta, Orange, Pink, Purple, Red, Silver, Violet, White, Yellow, ...</text:p>
      <text:p text:style-name="P41"/>
      <text:p text:style-name="P36">objectColor:</text:p>
      <text:p text:style-name="P59">string</text:p>
      <text:p text:style-name="P60">Beige, Black, Blue, Brown, Cyan, Gold, Gray, Green, Magenta, Orange, Pink, Purple, Red, Silver, Violet, White, Yellow, ...</text:p>
      <text:p text:style-name="P41"/>
      <text:p text:style-name="P75"><text:span text:style-name="T31">dpi</text:span>:</text:p>
      <text:p text:style-name="P77"><text:span text:style-name="T9">int </text:span><text:span text:style-name="T19">[</text:span>0, ...<text:span text:style-name="T18">]</text:span></text:p>
      <text:p text:style-name="P74"/>
      <text:p text:style-name="P32">posX, posY:</text:p>
      <text:p text:style-name="P51"><text:span text:style-name="T9">int </text:span><text:span text:style-name="T19">[</text:span>0, <text:span text:style-name="T17">label </text:span>width or height<text:span text:style-name="T18">]</text:span></text:p>
      <text:p text:style-name="P34"/>
      <text:p text:style-name="P35"><text:span text:style-name="T12">w</text:span><text:span text:style-name="T41">idth, height:</text:span></text:p>
      <text:p text:style-name="P64"><text:span text:style-name="T49">int </text:span><text:span text:style-name="T50">[0, </text:span><text:span text:style-name="T51">diagonal size of the label</text:span><text:span text:style-name="T50">]</text:span></text:p>
      <text:p text:style-name="P46"/>
      <text:p text:style-name="P45"><text:span text:style-name="T13">end</text:span><text:span text:style-name="T41">X, </text:span><text:span text:style-name="T13">end</text:span><text:span text:style-name="T41">Y:</text:span></text:p>
      <text:p text:style-name="P63"><text:span text:style-name="T9">int </text:span><text:span text:style-name="T19">[</text:span>0, <text:span text:style-name="T17">label </text:span>width or height<text:span text:style-name="T18">]</text:span></text:p>
      <text:p text:style-name="P43"/>
      <text:p text:style-name="P40">default_text, default_file, default_data:</text:p>
      <text:p text:style-name="P61">string</text:p>
      <text:p text:style-name="P43"/>
      <text:p text:style-name="P37">fill:</text:p>
      <text:p text:style-name="P56"><text:span text:style-name="T33">int </text:span><text:span text:style-name="T44">[0, </text:span><text:span text:style-name="T46">1</text:span><text:span text:style-name="T44">]</text:span></text:p>
      <text:p text:style-name="P55">0 = no <text:span text:style-name="T22">fill</text:span></text:p>
      <text:p text:style-name="P57"><text:span text:style-name="T44">1 = fill with </text:span><text:span text:style-name="T46">object</text:span><text:span text:style-name="T45">Color (default = White)</text:span></text:p>
      <text:p text:style-name="P39"/>
      <text:p text:style-name="P37">lineWidth:</text:p>
      <text:p text:style-name="P56"><text:span text:style-name="T34">float</text:span><text:span text:style-name="T33"> </text:span><text:span text:style-name="T44">[0, ...]</text:span></text:p>
      <text:p text:style-name="P23"/>
      <text:p text:style-name="P38">lineLength:</text:p>
      <text:p text:style-name="P58"><text:span text:style-name="T34">float</text:span><text:span text:style-name="T33"> </text:span><text:span text:style-name="T44">[0, …]</text:span></text:p>
      <text:p text:style-name="P72"/>
      <text:p text:style-name="P72">fontSize</text:p>
      <text:p text:style-name="P52"><text:span text:style-name="T10">i</text:span><text:span text:style-name="T8">nt</text:span><text:span text:style-name="T5"> [0, ...]</text:span></text:p>
      <text:p text:style-name="P76"/>
      <text:p text:style-name="P23"><text:span text:style-name="T11">[</text:span><text:span text:style-name="T41">fontStyle</text:span><text:span text:style-name="T11">]</text:span><text:span text:style-name="T41">:</text:span></text:p>
      <text:p text:style-name="P55"><text:span text:style-name="T9">int </text:span><text:span text:style-name="T20">[0, </text:span><text:span text:style-name="T21">8</text:span><text:span text:style-name="T20">]</text:span></text:p>
      <text:p text:style-name="P48">0 = regular</text:p>
      <text:p text:style-name="P48">1 = bold</text:p>
      <text:p text:style-name="P48">2 = italic</text:p>
      <text:p text:style-name="P48">4 = underline</text:p>
      <text:p text:style-name="P48">8 = strikeou<text:span text:style-name="T6">t</text:span></text:p>
      <text:p text:style-name="P23"/>
      <text:p text:style-name="P23"><text:span text:style-name="T11">[</text:span><text:span text:style-name="T41">transparent</text:span><text:span text:style-name="T11">]</text:span><text:span text:style-name="T41">:</text:span></text:p>
      <text:p text:style-name="P55"><text:span text:style-name="T9">int </text:span><text:span text:style-name="T20">[0, 1]</text:span></text:p>
      <text:p text:style-name="P48">0 = no conversion</text:p>
      <text:p text:style-name="P48">1 = convert <text:span text:style-name="T27">backgroundColor</text:span> to transparent</text:p>
      <text:p text:style-name="P31"/>
      <text:p text:style-name="P23"><text:soft-page-break/><text:span text:style-name="T11">[</text:span><text:span text:style-name="T41">bcFormat</text:span><text:span text:style-name="T11">]</text:span><text:span text:style-name="T41">:</text:span></text:p>
      <text:p text:style-name="P55"><text:span text:style-name="T9">int </text:span><text:span text:style-name="T20">[1, 524288]</text:span></text:p>
      <text:p text:style-name="P49">2 = CODABAR <text:span text:style-name="T6">[1D]</text:span></text:p>
      <text:p text:style-name="P49">4 = CODE39 <text:span text:style-name="T6">[1D]</text:span></text:p>
      <text:p text:style-name="P49">8 = CODE93 <text:span text:style-name="T6">[1D]</text:span></text:p>
      <text:p text:style-name="P49">16 = CODE128 <text:span text:style-name="T6">[1D]</text:span></text:p>
      <text:p text:style-name="P49">64 = EAN8 <text:span text:style-name="T6">[1D]</text:span></text:p>
      <text:p text:style-name="P49">128 = EAN13 <text:span text:style-name="T6">[1D]</text:span></text:p>
      <text:p text:style-name="P49">256 = ITF <text:span text:style-name="T6">[1D]</text:span></text:p>
      <text:p text:style-name="P49">4096 = RSS_14 <text:span text:style-name="T6">[1D]</text:span></text:p>
      <text:p text:style-name="P49">8192 = RSS_EXPANDED <text:span text:style-name="T6">[1D]</text:span></text:p>
      <text:p text:style-name="P49">16384 = UPC_A <text:span text:style-name="T6">[1D]</text:span></text:p>
      <text:p text:style-name="P49">32768 = UPC_E <text:span text:style-name="T6">[1D]</text:span></text:p>
      <text:p text:style-name="P49">65535 = UPC_EAN_EXTENSION <text:span text:style-name="T6">[1D]</text:span></text:p>
      <text:p text:style-name="P49">131072 = MSI <text:span text:style-name="T6">[1D]</text:span></text:p>
      <text:p text:style-name="P49">262144 = PLESSEY <text:span text:style-name="T6">[1D]</text:span></text:p>
      <text:p text:style-name="P49"><text:span text:style-name="T29">524288</text:span> = IMB <text:span text:style-name="T6">[1D]</text:span></text:p>
      <text:p text:style-name="P49">1 = AZTEC <text:span text:style-name="T6">[2D]</text:span></text:p>
      <text:p text:style-name="P49">32 = DATAMATRIX <text:span text:style-name="T6">[2D]</text:span></text:p>
      <text:p text:style-name="P49">512 = MAXICODE <text:span text:style-name="T6">[2D]</text:span></text:p>
      <text:p text:style-name="P49">1024 = PDF417 <text:span text:style-name="T6">[2D]</text:span></text:p>
      <text:p text:style-name="P49">2048 = QRCODE <text:span text:style-name="T6">[2D]</text:span></text:p>
      <text:p text:style-name="P23"/>
      <text:p text:style-name="P31"><text:span text:style-name="T14">[</text:span>additional_features<text:span text:style-name="T14">]</text:span>:</text:p>
      <text:p text:style-name="P33">!!! Only for specific needs defined by specialists !!!</text:p>
      <text:p text:style-name="P65">AZTEC_LAYERS</text:p>
      <text:p text:style-name="P48"><text:span text:style-name="T9">int </text:span>[-4, 32]</text:p>
      <text:p text:style-name="P48">Specifies the required number of layers for an Aztec code. A negative number (-1, -2, -3, -4) specifies a compact Aztec code. 0 indicates to use the minimum number of layers (the default). A positive number (1, 2, .. 32) specifies a normal (non-compact) Aztec code.</text:p>
      <text:p text:style-name="P48"/>
      <text:p text:style-name="P65">ERROR_CORRECTION</text:p>
      <text:p text:style-name="P48"><text:span text:style-name="T9">int </text:span>[0, 8] ??</text:p>
      <text:p text:style-name="P48">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50">Note: an Aztec symbol should have a minimum of 25% EC words.</text:p>
      <text:p text:style-name="P50"/>
      <text:p text:style-name="P65">MARGIN</text:p>
      <text:p text:style-name="P54">int</text:p>
      <text:p text:style-name="P48">Specifies margin, in pixels, to use when generating the barcode. The meaning can vary by format; for example it controls margin before and after the barcode horizontally for most 1D formats.</text:p>
      <text:p text:style-name="P48"/>
      <text:p text:style-name="P65">PDF417_ASPECT_RATIO</text:p>
      <text:p text:style-name="P48"><text:span text:style-name="T9">int </text:span>[1, 4]</text:p>
      <text:p text:style-name="P48">Aspect ratio to use. Default = 4.</text:p>
      <text:p text:style-name="P48"/>
      <text:p text:style-name="P65">QR_VERSION</text:p>
      <text:p text:style-name="P48"><text:span text:style-name="T9">int </text:span>[1, 40] ??</text:p>
      <text:p text:style-name="P48"><text:soft-page-break/>Specifies the exact version of QR code to be encoded.</text:p>
      <text:p text:style-name="P23"/>
      <text:p text:style-name="P23"><text:span text:style-name="T36">!!! following </text:span><text:span text:style-name="T7">are</text:span><text:span text:style-name="T36"> not implemented yet !!!</text:span></text:p>
      <text:p text:style-name="P23"/>
      <text:p text:style-name="P65">CHARACTER_SET</text:p>
      <text:p text:style-name="P54">string</text:p>
      <text:p text:style-name="P48">Specifies what character encoding to use where applicable.</text:p>
      <text:p text:style-name="P48"/>
      <text:p text:style-name="P65">PDF417_COMPACTION</text:p>
      <text:p text:style-name="P54">string</text:p>
      <text:p text:style-name="P48">Specifies what compaction mode to use for PDF417.</text:p>
      <text:p text:style-name="P48"/>
      <text:p text:style-name="P65">CODE128_FORCE_CODESET_B</text:p>
      <text:p text:style-name="P48"><text:span text:style-name="T9">string </text:span>[true, false]</text:p>
      <text:p text:style-name="P48">If true, don't switch to codeset C for numbers.</text:p>
      <text:p text:style-name="P48"/>
      <text:p text:style-name="P65">DISABLE_ECI</text:p>
      <text:p text:style-name="P53"><text:span text:style-name="T9">string </text:span>[true, false]</text:p>
      <text:p text:style-name="P48">Don't append ECI segment.</text:p>
      <text:p text:style-name="P48"/>
      <text:p text:style-name="P65">GS1_FORMAT</text:p>
      <text:p text:style-name="P53"><text:span text:style-name="T9">string </text:span>[true, false]</text:p>
      <text:p text:style-name="P48">Specifies whether the data should be encoded to the GS1 standard.</text:p>
      <text:p text:style-name="P48"/>
      <text:p text:style-name="P65">PDF417_COMPACT</text:p>
      <text:p text:style-name="P53"><text:span text:style-name="T9">string </text:span>[true, false]</text:p>
      <text:p text:style-name="P48">Specifies whether to use compact mode for PDF417.</text:p>
      <text:p text:style-name="P48"/>
      <text:p text:style-name="P65">DATA_MATRIX_SHAPE</text:p>
      <text:p text:style-name="P48">[?]</text:p>
      <text:p text:style-name="P48">Specifies the matrix shape for Data Matrix (type SymbolShapeHint).</text:p>
      <text:p text:style-name="P48"/>
      <text:p text:style-name="P65">PDF417_DIMENSIONS</text:p>
      <text:p text:style-name="P48">[?]</text:p>
      <text:p text:style-name="P48">Specifies the minimum and maximum number of rows and columns for PDF417 (type Dimensions).</text:p>
      <text:p text:style-name="P48"/>
      <text:p text:style-name="P65">DATA_MATRIX_DEFAULT_ENCODATION</text:p>
      <text:p text:style-name="P48">[?]</text:p>
      <text:p text:style-name="P48">Encodation for DataMatrix. Default = ASCII.</text:p>
      <text:p text:style-name="Standard"/>
      <text:p text:style-name="P13">Label data</text:p>
      <text:p text:style-name="P12">CSV file with delimiter as per config parameter "CSVdelimiter":</text:p>
      <text:p text:style-name="Standard"/>
      <text:p text:style-name="P23"><text:span text:style-name="T41">1st string</text:span>: Column headers <text:span text:style-name="T16">(if appropriate checkbox selected in the software)</text:span></text:p>
      <text:p text:style-name="P23"><text:span text:style-name="T41">2nd string</text:span>: 1st label data</text:p>
      <text:p text:style-name="P23"><text:span text:style-name="T41">3rd string</text:span>: 2nd label data</text:p>
      <text:p text:style-name="P71"/>
      <text:p text:style-name="P16">====<text:span text:style-name="T15">l</text:span>abel data file <text:span text:style-name="T15">structure====</text:span></text:p>
      <text:p text:style-name="P3"><text:span text:style-name="T15">column1_name</text:span>; <text:span text:style-name="T15">column2_name</text:span>; <text:span text:style-name="T15">column3_name</text:span>;</text:p>
      <text:p text:style-name="P3"><text:span text:style-name="T15">label1_object1</text:span>; <text:span text:style-name="T15">label1_object2</text:span>; <text:span text:style-name="T15">label1_object3</text:span>;</text:p>
      <text:p text:style-name="P3"><text:span text:style-name="T15">label2_object1</text:span>; <text:span text:style-name="T15">label2_object2</text:span>; <text:span text:style-name="T15">label2_object3</text:span>;</text:p>
      <text:p text:style-name="Standard">====<text:span text:style-name="T15">end====</text:span></text:p>
      <text:p text:style-name="Standard"><text:soft-page-break/></text:p>
      <text:p text:style-name="P14">Examples</text:p>
      <text:p text:style-name="P16">====template file <text:span text:style-name="T15">example</text:span>====</text:p>
      <text:p text:style-name="P10">label; Beige; ; 400; 400; <text:span text:style-name="T31">200;</text:span></text:p>
      <text:p text:style-name="P10">text; Green; 10; 10; 0; string1; Arial; 10; 0;</text:p>
      <text:p text:style-name="P1">picture; White; 10; 100; 0; custom_min1.png; 0; 0; 1;</text:p>
      <text:p text:style-name="P1">barcode; Yellow; Blue; 10; 180; 0; 123456789; 200; 40; 16; 1;</text:p>
      <text:p text:style-name="P1">picture; Black; 390; 10; 90; custom_min1.png; 0; 0; 1;</text:p>
      <text:p text:style-name="P1">barcode; Blue; Yellow; 290; 200; 90; 987654321; 200; 200; 2048; 0; MARGIN=0;</text:p>
      <text:p text:style-name="P1">text; Cyan; 20; 390; -90; string2; Courier New; 20; 4;</text:p>
      <text:p text:style-name="P1">line; Yellow; 10; 10; ; 1; 389; 389;</text:p>
      <text:p text:style-name="P1">line; Purple; 389; 10; 135; 5; 400;</text:p>
      <text:p text:style-name="P1">rectangle; Lime; 20; 20; 0; 3; 359; 359; 0;</text:p>
      <text:p text:style-name="P1">ellipse; Magenta; 20; 20; 0; 10; 359; 359; 0;</text:p>
      <text:p text:style-name="P16">====<text:span text:style-name="T15">end====</text:span></text:p>
      <text:p text:style-name="P17"/>
      <text:p text:style-name="P16">====<text:span text:style-name="T15">l</text:span>abel data file <text:span text:style-name="T15">example====</text:span></text:p>
      <text:p text:style-name="P9">String1;Picture1;Barcode1;Picture2;Barcode2;String2;Line1;Line2;Rectangle;Ellipse;</text:p>
      <text:p text:style-name="P9">string11;custom_min1.png;1123456789;custom.png;9876543211;string12;;;;;</text:p>
      <text:p text:style-name="P9">string21;ladon.png;2123456789;logo.png;9876543212;string22;;;;;</text:p>
      <text:p text:style-name="P9">string31;custom_min1.png;3123456789;custom_min1.png;9876543213;string32;;;;;</text:p>
      <text:p text:style-name="P9">string41;custom_min1.png;4123456789;custom_min1.png;9876543214;string42;;;;;</text:p>
      <text:p text:style-name="P17">====end====</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8-20T11:57:56.394000000</dc:date>
    <meta:editing-duration>PT5H25S</meta:editing-duration>
    <meta:editing-cycles>41</meta:editing-cycles>
    <meta:generator>LibreOffice/5.4.4.2$Windows_X86_64 LibreOffice_project/2524958677847fb3bb44820e40380acbe820f960</meta:generator>
    <meta:document-statistic meta:table-count="0" meta:image-count="0" meta:object-count="0" meta:page-count="5" meta:paragraph-count="173" meta:word-count="1012" meta:character-count="6773" meta:non-whitespace-character-count="5879"/>
  </office:meta>
</office:document-meta>
</file>